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ba382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bold" officeooo:rsid="000ba382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officeooo:rsid="000ba382"/>
    </style:style>
    <style:style style:name="T5" style:family="text">
      <style:text-properties fo:font-variant="normal" fo:text-transform="none" fo:color="#a80000" style:font-name="Verdana" fo:font-size="9.75pt" fo:letter-spacing="normal" fo:font-style="normal" fo:font-weight="normal"/>
    </style:style>
    <style:style style:name="T6" style:family="text">
      <style:text-properties fo:font-variant="normal" fo:text-transform="none" fo:color="#a80000" style:font-name="Verdana" fo:font-size="9.75pt" fo:letter-spacing="normal" fo:font-style="normal" fo:font-weight="normal" officeooo:rsid="000ba3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n the client PC:</text:span></text:p>
      <text:p text:style-name="P2"><text:span text:style-name="T2">Raspberry PI #1</text:span><text:line-break/><text:span text:style-name="T3">export ROS_MASTER_URI=</text:span><text:a xlink:type="simple" xlink:href="http://172.17.0.1:11311/" office:target-frame-name="_top" xlink:show="replace" text:style-name="Internet_20_link" text:visited-style-name="Visited_20_Internet_20_Link"><text:span text:style-name="T5">http://1</text:span></text:a><text:a xlink:type="simple" xlink:href="http://172.17.0.1:11311/" office:target-frame-name="_top" xlink:show="replace" text:style-name="Internet_20_link" text:visited-style-name="Visited_20_Internet_20_Link"><text:span text:style-name="T6">92</text:span></text:a><text:a xlink:type="simple" xlink:href="http://172.17.0.1:11311/" office:target-frame-name="_top" xlink:show="replace" text:style-name="Internet_20_link" text:visited-style-name="Visited_20_Internet_20_Link"><text:span text:style-name="T5">.</text:span></text:a><text:a xlink:type="simple" xlink:href="http://172.17.0.1:11311/" office:target-frame-name="_top" xlink:show="replace" text:style-name="Internet_20_link" text:visited-style-name="Visited_20_Internet_20_Link"><text:span text:style-name="T6">168</text:span></text:a><text:a xlink:type="simple" xlink:href="http://172.17.0.1:11311/" office:target-frame-name="_top" xlink:show="replace" text:style-name="Internet_20_link" text:visited-style-name="Visited_20_Internet_20_Link"><text:span text:style-name="T5">.0.1</text:span></text:a><text:a xlink:type="simple" xlink:href="http://172.17.0.1:11311/" office:target-frame-name="_top" xlink:show="replace" text:style-name="Internet_20_link" text:visited-style-name="Visited_20_Internet_20_Link"><text:span text:style-name="T6">01</text:span></text:a><text:a xlink:type="simple" xlink:href="http://172.17.0.1:11311/" office:target-frame-name="_top" xlink:show="replace" text:style-name="Internet_20_link" text:visited-style-name="Visited_20_Internet_20_Link"><text:span text:style-name="T5">:11311</text:span></text:a><text:line-break/><text:span text:style-name="T4">e</text:span><text:span text:style-name="T3">xport ROS_IP=192.168.</text:span><text:span text:style-name="T4">0</text:span><text:span text:style-name="T3">.</text:span><text:span text:style-name="T4">103</text:span><text:line-break/><text:span text:style-name="T3">ROS_NAMESPACE=rtabmap rosrun rtabmap_ros rtabmapviz _subscribe_odom_info:=false _frame_id:=camera_link </text:span></text:p>
      <text:p text:style-name="P1"><text:span text:style-name="T3"/></text:p>
      <text:p text:style-name="P2"><text:span text:style-name="T2">Raspberry PI #2</text:span></text:p>
      <text:p text:style-name="P2"><text:span text:style-name="T3">export ROS_MASTER_URI=</text:span><text:a xlink:type="simple" xlink:href="http://172.17.0.1:11311/" office:target-frame-name="_top" xlink:show="replace" text:style-name="Internet_20_link" text:visited-style-name="Visited_20_Internet_20_Link"><text:span text:style-name="T5">http://1</text:span></text:a><text:a xlink:type="simple" xlink:href="http://172.17.0.1:11311/" office:target-frame-name="_top" xlink:show="replace" text:style-name="Internet_20_link" text:visited-style-name="Visited_20_Internet_20_Link"><text:span text:style-name="T6">92</text:span></text:a><text:a xlink:type="simple" xlink:href="http://172.17.0.1:11311/" office:target-frame-name="_top" xlink:show="replace" text:style-name="Internet_20_link" text:visited-style-name="Visited_20_Internet_20_Link"><text:span text:style-name="T5">.</text:span></text:a><text:a xlink:type="simple" xlink:href="http://172.17.0.1:11311/" office:target-frame-name="_top" xlink:show="replace" text:style-name="Internet_20_link" text:visited-style-name="Visited_20_Internet_20_Link"><text:span text:style-name="T6">168</text:span></text:a><text:a xlink:type="simple" xlink:href="http://172.17.0.1:11311/" office:target-frame-name="_top" xlink:show="replace" text:style-name="Internet_20_link" text:visited-style-name="Visited_20_Internet_20_Link"><text:span text:style-name="T5">.0.1</text:span></text:a><text:a xlink:type="simple" xlink:href="http://172.17.0.1:11311/" office:target-frame-name="_top" xlink:show="replace" text:style-name="Internet_20_link" text:visited-style-name="Visited_20_Internet_20_Link"><text:span text:style-name="T6">02</text:span></text:a><text:a xlink:type="simple" xlink:href="http://172.17.0.1:11311/" office:target-frame-name="_top" xlink:show="replace" text:style-name="Internet_20_link" text:visited-style-name="Visited_20_Internet_20_Link"><text:span text:style-name="T5">:11311</text:span></text:a><text:span text:style-name="T3"><text:line-break/></text:span><text:span text:style-name="T4">e</text:span><text:span text:style-name="T3">xport ROS_IP=192.168.</text:span><text:span text:style-name="T4">0</text:span><text:span text:style-name="T3">.</text:span><text:span text:style-name="T4">104</text:span><text:span text:style-name="T3"><text:line-break/>ROS_NAMESPACE=rtabmap rosrun rtabmap_ros rtabmapviz _subscribe_odom_info:=false _frame_id:=camera_link </text:span></text:p>
      <text:p text:style-name="P2"><text:span text:style-name="T3"/></text:p>
      <text:p text:style-name="P2"><text:span text:style-name="T2">Raspberry PI #3</text:span></text:p>
      <text:p text:style-name="P2"><text:span text:style-name="T4">export ROS_MASTER_URI=</text:span><text:a xlink:type="simple" xlink:href="http://172.17.0.1:11311/" office:target-frame-name="_top" xlink:show="replace" text:style-name="Internet_20_link" text:visited-style-name="Visited_20_Internet_20_Link"><text:span text:style-name="T6">http://192.168.0.106:11311</text:span></text:a><text:span text:style-name="T4"><text:line-break/>export ROS_IP=192.168.0.105<text:line-break/>ROS_NAMESPACE=rtabmap rosrun rtabmap_ros rtabmapviz _subscribe_odom_info:=false _frame_id:=camera_link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27:45.343985157</meta:creation-date>
    <dc:date>2018-04-10T19:30:43.074962309</dc:date>
    <meta:editing-duration>PT2M58S</meta:editing-duration>
    <meta:editing-cycles>1</meta:editing-cycles>
    <meta:document-statistic meta:table-count="0" meta:image-count="0" meta:object-count="0" meta:page-count="1" meta:paragraph-count="6" meta:word-count="43" meta:character-count="603" meta:non-whitespace-character-count="563"/>
    <meta:generator>LibreOffice/5.1.6.2$Linux_X86_64 LibreOffice_project/10m0$Build-2</meta:generator>
  </office:meta>
</office:document-meta>
</file>